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4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5.8cm" presentation:class="title" presentation:user-transformed="true">
          <draw:text-box>
            <text:p>Periodická soustava prvků</text:p>
          </draw:text-box>
        </draw:frame>
        <draw:frame presentation:style-name="pr2" draw:text-style-name="P1" draw:layer="layout" svg:width="9.4cm" svg:height="4cm" svg:x="9.6cm" svg:y="10.2cm" presentation:class="subtitle" presentation:user-transformed="true">
          <draw:text-box>
            <text:p>Matěj Štág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č PS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 draw:corner-radius="1.4cm">
            <text:list text:style-name="L3">
              <text:list-item>
                <text:p>Absence multifunkčního, uživatelsky orientovaného nástroje na trh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íle projekt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živatelsky příjemná aplikace.</text:p>
              </text:list-item>
              <text:list-item>
                <text:p>Multiplatformnost.</text:p>
              </text:list-item>
              <text:list-item>
                <text:p>Podpora offline režimu.</text:p>
              </text:list-item>
              <text:list-item>
                <text:p>Pro studenty i učite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žim „student“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ácvik.</text:p>
              </text:list-item>
              <text:list-item>
                <text:p>Řešení úloh pomocí OCR.</text:p>
              </text:list-item>
              <text:list-item>
                <text:p>Náhrada zápisů.</text:p>
              </text:list-item>
              <text:list-item>
                <text:p>Referáty.</text:p>
              </text:list-item>
              <text:list-item>
                <text:p>Jednoduch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žim „vyučující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erace písemných prací.</text:p>
              </text:list-item>
              <text:list-item>
                <text:p>Doprovodný text k výkladu.</text:p>
              </text:list-item>
              <text:list-item>
                <text:p>Prostorové modely atomů / sloučenin v pohybu.</text:p>
              </text:list-item>
              <text:list-item>
                <text:p>Oxidační čísla, krystalické form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ement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átno místo statického webu.</text:p>
              </text:list-item>
              <text:list-item>
                <text:p>Transformace PSP → prostor.</text:p>
              </text:list-item>
              <text:list-item>
                <text:p>Responsiv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bstraktní vrstva: EDL</text:p>
                <text:p/>
              </text:list-item>
              <text:list-item>
                <text:p>Přeloženo do:</text:p>
                <text:list>
                  <text:list-item>
                    <text:p>Web: JavaScript</text:p>
                  </text:list-item>
                  <text:list-item>
                    <text:p>Android: C++ (za pomoci NDK, JDK, SDK)</text:p>
                  </text:list-item>
                  <text:list-item>
                    <text:p>Desktop: C++</text:p>
                    <text:list>
                      <text:list-item>
                        <text:p>(Windows, Linux, MacO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001cm" svg:y="8.294cm" presentation:class="title" presentation:user-transformed="true">
          <draw:text-box>
            <text:p>Dotazy? :-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končeno:</text:p>
                <text:list>
                  <text:list-item>
                    <text:p>Rendrování tabulky.</text:p>
                  </text:list-item>
                  <text:list-item>
                    <text:p>Transformace.</text:p>
                  </text:list-item>
                  <text:list-item>
                    <text:p>Offline databáze.</text:p>
                  </text:list-item>
                  <text:list-item>
                    <text:p>Wiki JSON v online režimu.</text:p>
                  </text:list-item>
                  <text:list-item>
                    <text:p>Režim „student“: Nácvik, náhrada zápisů.</text:p>
                  </text:list-item>
                  <text:list-item>
                    <text:p>HTML5, Win, Lin, MacOX a Android ex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1:04:40.773000000</meta:creation-date>
    <dc:date>2016-09-24T02:35:06.296000000</dc:date>
    <meta:editing-duration>PT16M33S</meta:editing-duration>
    <meta:editing-cycles>1</meta:editing-cycles>
    <meta:document-statistic meta:object-count="57"/>
    <meta:generator>LibreOffice/5.1.0.3$Windows_x86 LibreOffice_project/5e3e00a007d9b3b6efb6797a8b8e57b51ab1f737</meta:generator>
  </office:meta>
</office:document-meta>
</file>